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5b7e" officeooo:paragraph-rsid="001e039f"/>
    </style:style>
    <style:style style:name="P2" style:family="paragraph" style:parent-style-name="Standard">
      <style:text-properties officeooo:rsid="001b5b7e" officeooo:paragraph-rsid="0022d326"/>
    </style:style>
    <style:style style:name="P3" style:family="paragraph" style:parent-style-name="Standard">
      <style:text-properties officeooo:paragraph-rsid="001e6bd2"/>
    </style:style>
    <style:style style:name="P4" style:family="paragraph" style:parent-style-name="Standard">
      <style:text-properties officeooo:rsid="001e039f" officeooo:paragraph-rsid="001e039f"/>
    </style:style>
    <style:style style:name="P5" style:family="paragraph" style:parent-style-name="Standard">
      <style:text-properties officeooo:rsid="001e039f" officeooo:paragraph-rsid="001e6bd2"/>
    </style:style>
    <style:style style:name="P6" style:family="paragraph" style:parent-style-name="Standard">
      <style:text-properties officeooo:rsid="001e039f" officeooo:paragraph-rsid="0022d326"/>
    </style:style>
    <style:style style:name="P7" style:family="paragraph" style:parent-style-name="Standard">
      <style:text-properties officeooo:rsid="001e039f" officeooo:paragraph-rsid="00239445"/>
    </style:style>
    <style:style style:name="P8" style:family="paragraph" style:parent-style-name="Standard">
      <style:text-properties officeooo:paragraph-rsid="0022d326"/>
    </style:style>
    <style:style style:name="P9" style:family="paragraph" style:parent-style-name="Standard">
      <style:text-properties officeooo:rsid="0022d326" officeooo:paragraph-rsid="0022d326"/>
    </style:style>
    <style:style style:name="P10" style:family="paragraph" style:parent-style-name="Standard">
      <style:text-properties officeooo:rsid="002350e8" officeooo:paragraph-rsid="002350e8"/>
    </style:style>
    <style:style style:name="P11" style:family="paragraph" style:parent-style-name="Standard">
      <style:text-properties style:font-name="Liberation Serif" officeooo:rsid="0022d326" officeooo:paragraph-rsid="0022d326" style:font-name-asian="Noto Serif CJK SC" style:font-name-complex="Noto Sans Devanagari"/>
    </style:style>
    <style:style style:name="P12" style:family="paragraph" style:parent-style-name="Standard">
      <style:text-properties fo:font-weight="bold" officeooo:rsid="001b5b7e" officeooo:paragraph-rsid="001e039f" style:font-weight-asian="bold" style:font-weight-complex="bold"/>
    </style:style>
    <style:style style:name="P13" style:family="paragraph" style:parent-style-name="Standard">
      <style:text-properties fo:font-weight="bold" officeooo:rsid="001b5b7e" officeooo:paragraph-rsid="0022d326" style:font-weight-asian="bold" style:font-weight-complex="bold"/>
    </style:style>
    <style:style style:name="P14" style:family="paragraph" style:parent-style-name="Standard">
      <style:text-properties style:font-name="Liberation Serif" officeooo:rsid="0022d326" officeooo:paragraph-rsid="0022d326" style:font-name-asian="Noto Serif CJK SC" style:font-name-complex="Noto Sans Devanagari"/>
    </style:style>
    <style:style style:name="P15" style:family="paragraph" style:parent-style-name="Standard">
      <style:text-properties officeooo:paragraph-rsid="0022d326"/>
    </style:style>
    <style:style style:name="P16" style:family="paragraph" style:parent-style-name="Standard">
      <style:text-properties officeooo:paragraph-rsid="004629d3"/>
    </style:style>
    <style:style style:name="P17" style:family="paragraph" style:parent-style-name="Standard">
      <style:text-properties officeooo:rsid="001e6bd2" officeooo:paragraph-rsid="001fc52e"/>
    </style:style>
    <style:style style:name="P18" style:family="paragraph" style:parent-style-name="Standard">
      <style:text-properties officeooo:rsid="0054f020" officeooo:paragraph-rsid="0054f020"/>
    </style:style>
    <style:style style:name="P19" style:family="paragraph" style:parent-style-name="Standard">
      <style:text-properties officeooo:paragraph-rsid="0054f020"/>
    </style:style>
    <style:style style:name="P20" style:family="paragraph" style:parent-style-name="Standard">
      <style:text-properties officeooo:rsid="001b5b7e" officeooo:paragraph-rsid="0054f020"/>
    </style:style>
    <style:style style:name="P21" style:family="paragraph" style:parent-style-name="Standard">
      <style:text-properties officeooo:rsid="001b5b7e" officeooo:paragraph-rsid="0022d326"/>
    </style:style>
    <style:style style:name="P22" style:family="paragraph" style:parent-style-name="Standard">
      <style:text-properties officeooo:paragraph-rsid="001e6bd2"/>
    </style:style>
    <style:style style:name="P23" style:family="paragraph" style:parent-style-name="Standard">
      <style:text-properties officeooo:rsid="002350e8" officeooo:paragraph-rsid="002350e8"/>
    </style:style>
    <style:style style:name="T1" style:family="text">
      <style:text-properties officeooo:rsid="001e039f"/>
    </style:style>
    <style:style style:name="T2" style:family="text">
      <style:text-properties officeooo:rsid="001fc52e"/>
    </style:style>
    <style:style style:name="T3" style:family="text">
      <style:text-properties style:font-name="Liberation Serif1" officeooo:rsid="001fc52e" style:font-name-asian="Liberation Serif1" style:font-name-complex="Liberation Serif1"/>
    </style:style>
    <style:style style:name="T4" style:family="text">
      <style:text-properties style:font-name="Liberation Serif1" officeooo:rsid="0022d326" style:font-name-asian="Liberation Serif1" style:font-name-complex="Liberation Serif1"/>
    </style:style>
    <style:style style:name="T5" style:family="text">
      <style:text-properties style:font-name="Liberation Serif1" officeooo:rsid="0054f020" style:font-name-asian="Liberation Serif1" style:font-name-complex="Liberation Serif1"/>
    </style:style>
    <style:style style:name="T6" style:family="text">
      <style:text-properties style:font-name="Liberation Serif" officeooo:rsid="001fc52e" style:font-name-asian="Noto Serif CJK SC" style:font-name-complex="Noto Sans Devanagari"/>
    </style:style>
    <style:style style:name="T7" style:family="text">
      <style:text-properties style:font-name="Liberation Serif" officeooo:rsid="0022d326" style:font-name-asian="Noto Serif CJK SC" style:font-name-complex="Noto Sans Devanagari"/>
    </style:style>
    <style:style style:name="T8" style:family="text">
      <style:text-properties style:font-name="Liberation Serif" officeooo:rsid="001e6bd2" style:font-name-asian="Noto Serif CJK SC" style:font-name-complex="Noto Sans Devanagari"/>
    </style:style>
    <style:style style:name="T9" style:family="text">
      <style:text-properties style:font-name="Liberation Serif" officeooo:rsid="0047d726" style:font-name-asian="Noto Serif CJK SC" style:font-name-complex="Noto Sans Devanagari"/>
    </style:style>
    <style:style style:name="T10" style:family="text">
      <style:text-properties style:font-name="Liberation Serif" officeooo:rsid="0054f020" style:font-name-asian="Noto Serif CJK SC" style:font-name-complex="Noto Sans Devanagari"/>
    </style:style>
    <style:style style:name="T11" style:family="text">
      <style:text-properties officeooo:rsid="0022d326"/>
    </style:style>
    <style:style style:name="T12" style:family="text">
      <style:text-properties officeooo:rsid="001b5b7e"/>
    </style:style>
    <style:style style:name="T13" style:family="text">
      <style:text-properties officeooo:rsid="002350e8"/>
    </style:style>
    <style:style style:name="T14" style:family="text">
      <style:text-properties officeooo:rsid="00239445"/>
    </style:style>
    <style:style style:name="T15" style:family="text">
      <style:text-properties officeooo:rsid="0029c87d"/>
    </style:style>
    <style:style style:name="T16" style:family="text">
      <style:text-properties officeooo:rsid="0049dfd1"/>
    </style:style>
    <style:style style:name="T17" style:family="text">
      <style:text-properties officeooo:rsid="004d77c9"/>
    </style:style>
    <style:style style:name="T18" style:family="text">
      <style:text-properties officeooo:rsid="0054f020"/>
    </style:style>
    <style:style style:name="T19" style:family="text">
      <style:text-properties officeooo:rsid="0057789e"/>
    </style:style>
    <style:style style:name="T20" style:family="text">
      <style:text-properties officeooo:rsid="005a6b80"/>
    </style:style>
    <style:style style:name="T21" style:family="text">
      <style:text-properties officeooo:rsid="0060aa0b"/>
    </style:style>
    <style:style style:name="T22" style:family="text">
      <style:text-properties officeooo:rsid="00628783"/>
    </style:style>
    <style:style style:name="T23" style:family="text">
      <style:text-properties officeooo:rsid="0065ec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election Sort</text:p>
      <text:p text:style-name="P1">// <text:span text:style-name="T1">Given Array</text:span><text:span text:style-name="T14">s</text:span></text:p>
      <text:p text:style-name="P7">input ARRAY[], <text:span text:style-name="T2">SORTEDARRAY[]</text:span></text:p>
      <text:p text:style-name="P1"/>
      <text:p text:style-name="P1">// <text:span text:style-name="T1">Declare Variables</text:span></text:p>
      <text:p text:style-name="P4">I = 0</text:p>
      <text:p text:style-name="P5">J = 0</text:p>
      <text:p text:style-name="P17">MIN = <text:span text:style-name="T18">0</text:span></text:p>
      <text:p text:style-name="P18">MININDEX = 0</text:p>
      <text:p text:style-name="P18"/>
      <text:p text:style-name="P20">// <text:span text:style-name="T18">Loop while 10 integers have not been copied</text:span></text:p>
      <text:p text:style-name="P3"><text:span text:style-name="T11">loop </text:span><text:span text:style-name="T2">while</text:span><text:span text:style-name="T6"> </text:span><text:span text:style-name="T9">j &lt; 10</text:span></text:p>
      <text:p text:style-name="P3"><text:span text:style-name="T9"><text:tab/>// </text:span><text:span text:style-name="T10">Loop through Array</text:span></text:p>
      <text:p text:style-name="P8"><text:span text:style-name="T12"><text:tab/></text:span><text:span text:style-name="T11">loop I from </text:span><text:span text:style-name="T18">I</text:span><text:span text:style-name="T11"> to </text:span><text:span text:style-name="T16">10</text:span></text:p>
      <text:p text:style-name="P8"><text:tab/><text:tab/>// <text:span text:style-name="T18">Set minimum to maximum value</text:span></text:p>
      <text:p text:style-name="P8"><text:tab/><text:tab/><text:span text:style-name="T18">MIN = 100</text:span></text:p>
      <text:p text:style-name="P8"><text:tab/><text:tab/>// <text:span text:style-name="T18">Sets new minimum if necessary, ignoring copied values</text:span></text:p>
      <text:p text:style-name="P8"><text:span text:style-name="T6"><text:tab/><text:tab/></text:span><text:span text:style-name="T7">if <text:s/>(</text:span><text:span text:style-name="T8">ARRAY</text:span><text:span text:style-name="T7">[I] &lt; MIN) and (ARRAY[I] </text:span><text:span text:style-name="T3">≠ </text:span><text:span text:style-name="T5">0</text:span><text:span text:style-name="T4">) then</text:span></text:p>
      <text:p text:style-name="P11"><text:tab/><text:tab/><text:tab/>MIN = ARRAY[I]</text:p>
      <text:p text:style-name="P16"><text:span text:style-name="T7"><text:tab/><text:tab/><text:tab/></text:span><text:span text:style-name="T10">MININDEX = I</text:span></text:p>
      <text:p text:style-name="P11"><text:tab/><text:tab/>end if</text:p>
      <text:p text:style-name="P11"><text:tab/>end loop</text:p>
      <text:p text:style-name="P11"><text:tab/>// <text:span text:style-name="T18">Copies value to sorted array and sets old value to 0</text:span></text:p>
      <text:p text:style-name="P2"><text:span text:style-name="T7"><text:tab/></text:span><text:span text:style-name="T6">SORTEDARRAY</text:span><text:span text:style-name="T7">[J] = </text:span><text:span text:style-name="T10">ARRAY[MININDEX]</text:span></text:p>
      <text:p text:style-name="P20"><text:span text:style-name="T7"><text:tab/></text:span><text:span text:style-name="T10">ARRAY[MININDEX] = 0</text:span></text:p>
      <text:p text:style-name="P11"><text:tab/>J = J + 1</text:p>
      <text:p text:style-name="P11">end loop</text:p>
      <text:p text:style-name="P11"/>
      <text:p text:style-name="P11">// <text:span text:style-name="T18">Output sorted array</text:span></text:p>
      <text:p text:style-name="P8"><text:span text:style-name="T7">output SORTEDARRAY[]</text:span><text:line-break/><text:tab/><text:tab/></text:p>
      <text:p text:style-name="P13">Bubble Sort</text:p>
      <text:p text:style-name="P2">// <text:span text:style-name="T11">Given Array</text:span></text:p>
      <text:p text:style-name="P6">input ARRAY[]</text:p>
      <text:p text:style-name="P6"/>
      <text:p text:style-name="P2">// <text:span text:style-name="T11">Declare Variables</text:span></text:p>
      <text:p text:style-name="P2"><text:span text:style-name="T11">SORTED = </text:span><text:span text:style-name="T13">f</text:span><text:span text:style-name="T11">alse</text:span></text:p>
      <text:p text:style-name="P9">TEMP = 0</text:p>
      <text:p text:style-name="P2"/>
      <text:p text:style-name="P2">// <text:span text:style-name="T18">Loop while unsorted</text:span></text:p>
      <text:p text:style-name="P2"><text:span text:style-name="T11">loop while SORTED = </text:span><text:span text:style-name="T13">f</text:span><text:span text:style-name="T11">alse</text:span></text:p>
      <text:p text:style-name="P2"><text:tab/>// <text:span text:style-name="T18">Sets unsorted to true, which will turn false if changes are made</text:span></text:p>
      <text:p text:style-name="P19"><text:span text:style-name="T12"><text:tab/></text:span><text:span text:style-name="T11">SORTED = </text:span><text:span text:style-name="T13">true</text:span></text:p>
      <text:p text:style-name="P19"><text:span text:style-name="T12"><text:tab/>// </text:span><text:span text:style-name="T18">Loops through array, </text:span><text:span text:style-name="T23">skipping last value (unable to compare)</text:span><text:span text:style-name="T12"><text:line-break/><text:tab/></text:span><text:span text:style-name="T11">loop I from 0 to </text:span><text:span text:style-name="T22">9</text:span></text:p>
      <text:p text:style-name="P19"><text:tab/><text:tab/>// <text:span text:style-name="T18">If the </text:span><text:span text:style-name="T19">previous</text:span><text:span text:style-name="T18"> value is smaller, then swap the values</text:span></text:p>
      <text:p text:style-name="P2"><text:tab/><text:tab/><text:span text:style-name="T11">if </text:span><text:span text:style-name="T20">(</text:span><text:span text:style-name="T11">ARRAY[I] &gt; ARRAY[I+1]</text:span><text:span text:style-name="T20">) and (I+1 &lt;</text:span><text:span text:style-name="T21">=</text:span><text:span text:style-name="T20"> 10)</text:span><text:span text:style-name="T11">then</text:span></text:p>
      <text:p text:style-name="P2"><text:tab/><text:tab/><text:tab/>// <text:span text:style-name="T18">Swap values</text:span></text:p>
      <text:p text:style-name="P2"><text:tab/><text:tab/><text:tab/><text:span text:style-name="T11">TEMP = ARRAY [I]</text:span></text:p>
      <text:p text:style-name="P2"><text:soft-page-break/><text:tab/><text:tab/><text:tab/><text:span text:style-name="T11">ARRAY[I] = ARRAY[I+1]</text:span></text:p>
      <text:p text:style-name="P2"><text:tab/><text:tab/><text:tab/><text:span text:style-name="T11">ARRAY[I+1] = TEMP</text:span></text:p>
      <text:p text:style-name="P2"><text:tab/><text:tab/><text:tab/>// <text:span text:style-name="T18">Indicates that changes were made</text:span></text:p>
      <text:p text:style-name="P2"><text:tab/><text:tab/><text:tab/><text:span text:style-name="T13">SORTED = false</text:span></text:p>
      <text:p text:style-name="P2"><text:tab/><text:tab/><text:span text:style-name="T11">end if</text:span></text:p>
      <text:p text:style-name="P2"><text:tab/><text:span text:style-name="T13">end loop</text:span></text:p>
      <text:p text:style-name="P10">end loop</text:p>
      <text:p text:style-name="P10"/>
      <text:p text:style-name="P10">// <text:span text:style-name="T18">Output sorted array</text:span></text:p>
      <text:p text:style-name="P10">output ARRAY<text:span text:style-name="T15">[]</text:span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23:20:54.421477695</meta:creation-date>
    <dc:date>2020-12-05T16:39:40.070735408</dc:date>
    <meta:editing-duration>PT4H34M57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2" meta:paragraph-count="53" meta:word-count="225" meta:character-count="1179" meta:non-whitespace-character-count="946"/>
  </office:meta>
</office:document-meta>
</file>